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JavaScript Prompt&lt;/h2&gt;</text:p>
      <text:p text:style-name="Standard"/>
      <text:p text:style-name="Standard">&lt;button onclick="myFunction()"&gt;Try it&lt;/button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function myFunction() {</text:p>
      <text:p text:style-name="Standard"><text:s text:c="2"/>var txt;</text:p>
      <text:p text:style-name="Standard"><text:s text:c="2"/>var person = prompt("Please enter your name:", "Harry Potter");</text:p>
      <text:p text:style-name="Standard"><text:s text:c="2"/>if (person == null || person == "") {</text:p>
      <text:p text:style-name="Standard"><text:s text:c="4"/>txt = "User cancelled the prompt.";</text:p>
      <text:p text:style-name="Standard"><text:s text:c="2"/>} else {</text:p>
      <text:p text:style-name="Standard"><text:s text:c="4"/>txt = "Hello " + person + "! How are you today?";</text:p>
      <text:p text:style-name="Standard"><text:s text:c="2"/>}</text:p>
      <text:p text:style-name="Standard"><text:s text:c="2"/>document.getElementById("demo").innerHTML = txt;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4:54:43.390245342</meta:creation-date>
    <dc:date>2019-03-03T15:33:09.823050962</dc:date>
    <meta:editing-duration>PT38M26S</meta:editing-duration>
    <meta:editing-cycles>1</meta:editing-cycles>
    <meta:document-statistic meta:table-count="0" meta:image-count="0" meta:object-count="0" meta:page-count="1" meta:paragraph-count="20" meta:word-count="64" meta:character-count="440" meta:non-whitespace-character-count="376"/>
    <meta:generator>LibreOffice/6.0.7.3$Linux_X86_64 LibreOffice_project/00m0$Build-3</meta:generator>
  </office:meta>
</office:document-meta>
</file>